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2"/>
          <table:table-cell table:style-name="ce2" office:value-type="string" calcext:value-type="string">
            <text:p>OP Code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addressing</text:p>
          </table:table-cell>
          <table:table-cell table:style-name="ce2" office:value-type="string" calcext:value-type="string">
            <text:p>bytes</text:p>
          </table:table-cell>
          <table:table-cell table:style-name="ce2" office:value-type="string" calcext:value-type="string">
            <text:p>cycles</text:p>
          </table:table-cell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i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office:value-type="string" calcext:value-type="string">
            <text:p>CLV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office:value-type="string" calcext:value-type="string">
            <text:p>TS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Xi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nd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abs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p</text:p>
          </table:table-cell>
          <table:table-cell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PHP_impl, &#9;// 0x08" calcext:value-type="string">
            <text:p>do_PH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JSR_abs, &#9;// 0x20" calcext:value-type="string">
            <text:p>do_JSR_abs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RTI_impl, &#9;// 0x40" calcext:value-type="string">
            <text:p>do_RTI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PHA_1, &#9;// 0x48" calcext:value-type="string">
            <text:p>do_PHA_1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JMP_abs, &#9;// 0x4C" calcext:value-type="string">
            <text:p>do_JMP_abs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CLI_impl, &#9;// 0x58" calcext:value-type="string">
            <text:p>do_CLI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RTS_impl, &#9;// 0x60" calcext:value-type="string">
            <text:p>do_RTS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ADC_Xind, &#9;// 0x61" calcext:value-type="string">
            <text:p>do_ADC_Xind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PLA_impl, &#9;// 0x68" calcext:value-type="string">
            <text:p>do_PLA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JMP_ind, &#9;// 0x6C" calcext:value-type="string">
            <text:p>do_JMP_ind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ADC_abs, &#9;// 0x6D" calcext:value-type="string">
            <text:p>do_ADC_abs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ADC_indY, &#9;// 0x71" calcext:value-type="string">
            <text:p>do_ADC_indY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ADC_zpgX, &#9;// 0x75" calcext:value-type="string">
            <text:p>do_ADC_zpgX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SEI_impl, &#9;// 0x78" calcext:value-type="string">
            <text:p>do_SEI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ADC_absY, &#9;// 0x79" calcext:value-type="string">
            <text:p>do_ADC_absY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ADC_absX, &#9;// 0x7D" calcext:value-type="string">
            <text:p>do_ADC_absX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STA_Xind, &#9;// 0x81" calcext:value-type="string">
            <text:p>do_STA_Xind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STA_indY, &#9;// 0x91" calcext:value-type="string">
            <text:p>do_STA_indY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STA_absY, &#9;// 0x99" calcext:value-type="string">
            <text:p>do_STA_absY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TXS_impl, &#9;// 0x9A" calcext:value-type="string">
            <text:p>do_TXS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STA_absX, &#9;// 0x9D" calcext:value-type="string">
            <text:p>do_STA_absX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LDA_Xind, &#9;// 0xA1" calcext:value-type="string">
            <text:p>do_LDA_Xind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LDA_indY, &#9;// 0xB1" calcext:value-type="string">
            <text:p>do_LDA_indY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CLV_impl, &#9;// 0xB8" calcext:value-type="string">
            <text:p>do_CLV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LDA_absY, &#9;// 0xB9" calcext:value-type="string">
            <text:p>do_LDA_absY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TSX_impl, &#9;// 0xBA" calcext:value-type="string">
            <text:p>do_TSX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LDY_absX, &#9;// 0xBC" calcext:value-type="string">
            <text:p>do_LDY_absX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LDA_absX, &#9;// 0xBD" calcext:value-type="string">
            <text:p>do_LDA_absX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LDX_absY, &#9;// 0xBE" calcext:value-type="string">
            <text:p>do_LDX_absY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CPY_imm, &#9;// 0xC0" calcext:value-type="string">
            <text:p>do_CPY_imm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CMP_Xind, &#9;// 0xC1" calcext:value-type="string">
            <text:p>do_CMP_Xind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CMP_zpg, &#9;// 0xC5" calcext:value-type="string">
            <text:p>do_CMP_zpg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CMP_abs, &#9;// 0xCD" calcext:value-type="string">
            <text:p>do_CMP_abs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CMP_indY, &#9;// 0xD1" calcext:value-type="string">
            <text:p>do_CMP_indY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CMP_zpgX, &#9;// 0xD5" calcext:value-type="string">
            <text:p>do_CMP_zpgX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CLD_impl, &#9;// 0xD8" calcext:value-type="string">
            <text:p>do_CLD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CMP_absY, &#9;// 0xD9" calcext:value-type="string">
            <text:p>do_CMP_absY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CMP_absX, &#9;// 0xDD" calcext:value-type="string">
            <text:p>do_CMP_absX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SBC_abs, &#9;// 0xED" calcext:value-type="string">
            <text:p>do_SBC_abs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SBC_indY, &#9;// 0xF1" calcext:value-type="string">
            <text:p>do_SBC_indY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ADC_zpgX, &#9;// 0xF5" calcext:value-type="string">
            <text:p>do_ADC_zpgX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SED_impl, &#9;// 0xF8" calcext:value-type="string">
            <text:p>do_SED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SBC_absY, &#9;// 0xF9" calcext:value-type="string">
            <text:p>do_SBC_absY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SBC_absX, &#9;// 0xFD" calcext:value-type="string">
            <text:p>do_SBC_absX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1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1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1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1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1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TS</text:p>
          </table:table-cell>
          <table:table-cell table:style-name="ce11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1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1" office:value-type="string" calcext:value-type="string">
            <text:p>JMP (ind)</text:p>
          </table:table-cell>
          <table:table-cell table:style-name="ce11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1" office:value-type="string" calcext:value-type="string">
            <text:p>ADC (ind),Y</text:p>
          </table:table-cell>
          <table:table-cell table:style-name="ce11" table:number-columns-repeated="2"/>
          <table:table-cell table:style-name="ce11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1" office:value-type="string" calcext:value-type="string">
            <text:p>SEI</text:p>
          </table:table-cell>
          <table:table-cell table:style-name="ce11" office:value-type="string" calcext:value-type="string">
            <text:p>ADC abs,Y</text:p>
          </table:table-cell>
          <table:table-cell table:style-name="ce11" table:number-columns-repeated="2"/>
          <table:table-cell table:style-name="ce11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1" office:value-type="string" calcext:value-type="string">
            <text:p>STA (ind),Y</text:p>
          </table:table-cell>
          <table:table-cell table:style-name="ce11"/>
          <table:table-cell table:style-name="ce11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1" office:value-type="string" calcext:value-type="string">
            <text:p>STA abs,Y</text:p>
          </table:table-cell>
          <table:table-cell table:style-name="ce11" office:value-type="string" calcext:value-type="string">
            <text:p>TXS</text:p>
          </table:table-cell>
          <table:table-cell table:style-name="ce11"/>
          <table:table-cell table:style-name="ce11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1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1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1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1" office:value-type="string" calcext:value-type="string">
            <text:p>LDA (ind),Y</text:p>
          </table:table-cell>
          <table:table-cell table:style-name="ce11"/>
          <table:table-cell table:style-name="ce11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1" office:value-type="string" calcext:value-type="string">
            <text:p>CLV</text:p>
          </table:table-cell>
          <table:table-cell table:style-name="ce11" office:value-type="string" calcext:value-type="string">
            <text:p>LDA abs,Y</text:p>
          </table:table-cell>
          <table:table-cell table:style-name="ce11" office:value-type="string" calcext:value-type="string">
            <text:p>TSX</text:p>
          </table:table-cell>
          <table:table-cell table:style-name="ce11" office:value-type="string" calcext:value-type="string">
            <text:p>LDY abs,X</text:p>
          </table:table-cell>
          <table:table-cell table:style-name="ce11" office:value-type="string" calcext:value-type="string">
            <text:p>LDA abs,X</text:p>
          </table:table-cell>
          <table:table-cell table:style-name="ce11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1" office:value-type="string" calcext:value-type="string">
            <text:p>CPY #</text:p>
          </table:table-cell>
          <table:table-cell table:style-name="ce11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1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1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1" office:value-type="string" calcext:value-type="string">
            <text:p>CMP (ind),Y</text:p>
          </table:table-cell>
          <table:table-cell table:style-name="ce11" table:number-columns-repeated="2"/>
          <table:table-cell table:style-name="ce11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1" office:value-type="string" calcext:value-type="string">
            <text:p>CLD</text:p>
          </table:table-cell>
          <table:table-cell table:style-name="ce11" office:value-type="string" calcext:value-type="string">
            <text:p>CMP abs,Y</text:p>
          </table:table-cell>
          <table:table-cell table:style-name="ce11" table:number-columns-repeated="2"/>
          <table:table-cell table:style-name="ce11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1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1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1" office:value-type="string" calcext:value-type="string">
            <text:p>SBC (ind),Y</text:p>
          </table:table-cell>
          <table:table-cell table:style-name="ce11" table:number-columns-repeated="2"/>
          <table:table-cell table:style-name="ce11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1" office:value-type="string" calcext:value-type="string">
            <text:p>SED</text:p>
          </table:table-cell>
          <table:table-cell table:style-name="ce11" office:value-type="string" calcext:value-type="string">
            <text:p>SBC abs,Y</text:p>
          </table:table-cell>
          <table:table-cell table:style-name="ce11" table:number-columns-repeated="2"/>
          <table:table-cell table:style-name="ce11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7"/>
          <table:table-cell table:number-columns-repeated="2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5:54.6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2-22T00:45:29.865000000</dc:date>
    <meta:editing-duration>P78DT18H58M37S</meta:editing-duration>
    <meta:editing-cycles>56</meta:editing-cycles>
    <meta:generator>LibreOffice/7.5.4.2$Windows_X86_64 LibreOffice_project/36ccfdc35048b057fd9854c757a8b67ec53977b6</meta:generator>
    <meta:document-statistic meta:table-count="3" meta:cell-count="1343" meta:object-count="0"/>
  </office:meta>
</office:document-meta>
</file>